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cm"/>
    </style:style>
    <style:style style:name="co2" style:family="table-column">
      <style:table-column-properties fo:break-before="auto" style:column-width="9.4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/>
    </style:style>
    <style:style style:name="ce2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" style:family="table-cell" style:parent-style-name="Hyperlink" style:data-style-name="N8000">
      <style:table-cell-properties fo:background-color="#d6dce4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0.035cm solid #000000" fo:background-color="#d6dce4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ackground-color="#f4b08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d6dce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d6dce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Test case id:</text:p>
          </table:table-cell>
          <table:table-cell table:style-name="ce2" office:value-type="string">
            <text:p>1.2.</text:p>
          </table:table-cell>
          <table:table-cell table:style-name="ce2" office:value-type="string">
            <text:p>Date of design: 14.08.22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Title:</text:p>
          </table:table-cell>
          <table:table-cell table:style-name="ce3" office:value-type="string">
            <text:p>Check integration with products list elements</text:p>
          </table:table-cell>
          <table:table-cell table:style-name="ce3" office:value-type="string">
            <text:p>Tester: <text:s/>Wojciech Żero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Priority:</text:p>
          </table:table-cell>
          <table:table-cell table:style-name="ce3" office:value-type="string">
            <text:p>Automaton</text:p>
          </table:table-cell>
          <table:table-cell table:style-name="ce3" office:value-type="string">
            <text:p>Date of execution: 14.08.22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est enviromnet:</text:p>
          </table:table-cell>
          <table:table-cell table:style-name="ce3" office:value-type="string">
            <text:p><text:s/>- os win10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/>
          <table:table-cell table:style-name="ce3" office:value-type="string">
            <text:p><text:s/>- chrome browser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>
            <text:p>Test data:</text:p>
          </table:table-cell>
          <table:table-cell table:style-name="ce5" office:value-type="string">
            <text:p><text:a xlink:href="https://react-shopping-cart-67954.firebaseapp.com/">https://react-shopping-cart-67954.firebaseapp.com/</text:a>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2" office:value-type="string">
            <text:p>Testing steps:</text:p>
          </table:table-cell>
          <table:table-cell table:style-name="ce2" office:value-type="string">
            <text:p>Action:</text:p>
          </table:table-cell>
          <table:table-cell table:style-name="ce7" office:value-type="string">
            <text:p>Expected result/result</text:p>
          </table:table-cell>
          <table:table-cell table:number-columns-repeated="1021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Visit given url</text:p>
          </table:table-cell>
          <table:table-cell table:style-name="ce8" office:value-type="string">
            <text:p>url should equal with given url</text:p>
          </table:table-cell>
          <table:table-cell table:number-columns-repeated="102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<text:s text:c="3"/>In "Size:" element press "XS" element</text:p>
          </table:table-cell>
          <table:table-cell table:style-name="ce8" office:value-type="string">
            <text:p>in the <text:s/>product list <text:s/>is '1' product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<text:s/>In "Size:" element press "S" element</text:p>
          </table:table-cell>
          <table:table-cell table:style-name="ce8" office:value-type="string">
            <text:p>in the product list are <text:s/>'2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<text:s text:c="3"/>In "Size:" element press "M" element</text:p>
          </table:table-cell>
          <table:table-cell table:style-name="ce8" office:value-type="string">
            <text:p>in the product list are '3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in "Size:" element press "L" element</text:p>
          </table:table-cell>
          <table:table-cell table:style-name="ce8" office:value-type="string">
            <text:p>in the product list are '4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office:value-type="string">
            <text:p>in "Size:" element press "XL" element</text:p>
          </table:table-cell>
          <table:table-cell table:style-name="ce8" office:value-type="string">
            <text:p>in the product list are '13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string">
            <text:p>in "Size:" element press "XXL" element</text:p>
          </table:table-cell>
          <table:table-cell table:style-name="ce8" office:value-type="string">
            <text:p>in the product list are '16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3" office:value-type="string">
            <text:p>in "Size:" element press "XXL" element</text:p>
          </table:table-cell>
          <table:table-cell table:style-name="ce8" office:value-type="string">
            <text:p>in the product list are '16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string">
            <text:p>in "Size:" element press "XL" element</text:p>
          </table:table-cell>
          <table:table-cell table:style-name="ce8" office:value-type="string">
            <text:p>in the product list are '16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office:value-type="string">
            <text:p>In "Size:" element press "L" element</text:p>
          </table:table-cell>
          <table:table-cell table:style-name="ce8" office:value-type="string">
            <text:p>in the product list are '13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3" office:value-type="string">
            <text:p>In "Size:" element press "M" element</text:p>
          </table:table-cell>
          <table:table-cell table:style-name="ce8" office:value-type="string">
            <text:p>in the product list are <text:s/>'4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3" office:value-type="string">
            <text:p>In "Size:" element press "S" element</text:p>
          </table:table-cell>
          <table:table-cell table:style-name="ce8" office:value-type="string">
            <text:p>in the product list are '3' products visible</text:p>
          </table:table-cell>
          <table:table-cell table:number-columns-repeated="1021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In "Size:" element press "XS" element</text:p>
          </table:table-cell>
          <table:table-cell table:style-name="ce9" office:value-type="string">
            <text:p>in the product list are <text:s/>'2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6" office:value-type="string">
            <text:p>In "Size:" element press "M" element</text:p>
          </table:table-cell>
          <table:table-cell table:style-name="ce3" office:value-type="string">
            <text:p>in the product list are <text:s/>'1' products visible</text:p>
          </table:table-cell>
          <table:table-cell table:number-columns-repeated="102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6" office:value-type="string">
            <text:p>In "Size:" element press "M" element</text:p>
          </table:table-cell>
          <table:table-cell table:style-name="ce3" office:value-type="string">
            <text:p>in the <text:s/>product list <text:s/>is '16' product visible</text:p>
          </table:table-cell>
          <table:table-cell table:number-columns-repeated="1021"/>
        </table:table-row>
        <table:table-row table:style-name="ro1" table:number-rows-repeated="10">
          <table:table-cell table:style-name="ce1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.08.2022</text:date>, <text:time>18:16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15T18:16:58.73</dc:date>
    <dc:creator>Wojciech Adam</dc:creator>
    <meta:document-statistic meta:table-count="1" meta:cell-count="62" meta:object-count="0"/>
    <meta:generator>OpenOffice/4.1.13$Win32 OpenOffice.org_project/4113m1$Build-9810</meta:generator>
  </office:meta>
</office:document-meta>
</file>